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82cm" fo:text-align="start" style:justify-single-word="false" fo:orphans="2" fo:text-indent="0cm" style:auto-text-indent="false" fo:background-color="transparent" style:writing-mode="lr-tb"/>
      <style:text-properties style:font-name="Arial" fo:font-size="12pt" fo:language="en" fo:country="US" officeooo:rsid="000f4ea4" officeooo:paragraph-rsid="000f4ea4" style:font-size-asian="12pt" style:font-size-complex="12pt"/>
    </style:style>
    <style:style style:name="T1" style:family="text">
      <style:text-properties officeooo:rsid="000f65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Section 2.1.3 of RASD a list of software interfaces are provided. Those will be the external services that will be used inside the application for routing and weather forecast. Fo<text:span text:style-name="T1">r</text:span> map services, an open API will be us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3:55:10.521000000</meta:creation-date>
    <dc:date>2017-11-26T11:18:35.051000000</dc:date>
    <meta:editing-duration>PT25M26S</meta:editing-duration>
    <meta:editing-cycles>7</meta:editing-cycles>
    <meta:generator>LibreOffice/5.4.1.2$Windows_x86 LibreOffice_project/ea7cb86e6eeb2bf3a5af73a8f7777ac570321527</meta:generator>
    <meta:document-statistic meta:table-count="0" meta:image-count="0" meta:object-count="0" meta:page-count="1" meta:paragraph-count="1" meta:word-count="39" meta:character-count="223" meta:non-whitespace-character-count="185"/>
  </office:meta>
</office:document-meta>
</file>